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dResourceResolverTests.resolveFromCacheWithEncodingVariants( GzippedFiles gzipp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codedResource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codedResourceResolverTests.resolveWithNul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dResourceResolverTests.resolveGzipped( GzippedFiles gzipp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codedResourceResolverTests.resolveGzippedWithVersion( GzippedFiles gzipp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codedResourceResolverTests.getResourc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